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ro5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N2+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75.5">
            <text:p>75.5</text:p>
          </table:table-cell>
          <table:table-cell table:formula="of:=[.D4]*[.E4]" office:value-type="float" office:value="75.5">
            <text:p>75.5</text:p>
          </table:table-cell>
          <table:table-cell office:value-type="date" office:date-value="2022-08-02">
            <text:p>08/02/22</text:p>
          </table:table-cell>
          <table:table-cell office:value-type="date" office:date-value="2022-10-13">
            <text:p>10/13/22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64Gb eMMC and Ubuntu Linux </text:p>
          </table:table-cell>
          <table:table-cell/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5]*[.E5]" office:value-type="float" office:value="29">
            <text:p>29</text:p>
          </table:table-cell>
          <table:table-cell office:value-type="date" office:date-value="2023-08-17">
            <text:p>08/17/23</text:p>
          </table:table-cell>
          <table:table-cell office:value-type="date" office:date-value="2023-08-25">
            <text:p>08/25/23</text:p>
          </table:table-cell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9.95">
            <text:p>9.95</text:p>
          </table:table-cell>
          <table:table-cell table:formula="of:=[.D8]*[.E8]" office:value-type="float" office:value="19.9">
            <text:p>19.9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2">
            <text:p>2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39.02">
            <text:p>39.02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10]*[.E10]" office:value-type="float" office:value="135">
            <text:p>135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ther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Wireless keyboard and Mouse</text:p>
          </table:table-cell>
          <table:table-cell/>
          <table:table-cell office:value-type="string">
            <text:p>NASR</text:p>
          </table:table-cell>
          <table:table-cell office:value-type="float" office:value="1">
            <text:p>1</text:p>
          </table:table-cell>
          <table:table-cell office:value-type="float" office:value="61.99">
            <text:p>61.99</text:p>
          </table:table-cell>
          <table:table-cell table:formula="of:=[.D41]*[.E41]" office:value-type="float" office:value="61.99">
            <text:p>61.99</text:p>
          </table:table-cell>
          <table:table-cell office:value-type="date" office:date-value="2023-08-29">
            <text:p>08/29/23</text:p>
          </table:table-cell>
          <table:table-cell office:value-type="date" office:date-value="2023-08-31">
            <text:p>08/31/23</text:p>
          </table:table-cell>
          <table:table-cell/>
        </table:table-row>
        <table:table-row table:style-name="ro5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35.95">
            <text:p>35.95</text:p>
          </table:table-cell>
          <table:table-cell table:formula="of:=[.D42]*[.E42]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office:value-type="date" office:date-value="2019-06-13">
            <text:p>06/13/19</text:p>
          </table:table-cell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3]*[.E43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3D print of box to hold power supply – ABS, black</text:p>
          </table:table-cell>
          <table:table-cell/>
          <table:table-cell office:value-type="string">
            <text:p>CraftCloud</text:p>
          </table:table-cell>
          <table:table-cell office:value-type="float" office:value="1">
            <text:p>1</text:p>
          </table:table-cell>
          <table:table-cell office:value-type="float" office:value="34.9">
            <text:p>34.9</text:p>
          </table:table-cell>
          <table:table-cell table:formula="of:=[.D45]*[.E45]" office:value-type="float" office:value="34.9">
            <text:p>34.9</text:p>
          </table:table-cell>
          <table:table-cell office:value-type="date" office:date-value="2023-08-07">
            <text:p>08/07/23</text:p>
          </table:table-cell>
          <table:table-cell office:value-type="date" office:date-value="2023-08-14">
            <text:p>08/14/23</text:p>
          </table:table-cell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6]*[.E46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3])" office:value-type="float" office:value="6196.01">
            <text:p>6196.0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4">09/04/2023</text:date>, <text:time>12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23-09-04T12:17:24</dc:date>
    <dc:creator>Chuck Coughlin</dc:creator>
    <meta:editing-duration>P3DT20H57M39S</meta:editing-duration>
    <meta:editing-cycles>28</meta:editing-cycles>
    <meta:generator>OpenOffice/4.1.3$Unix OpenOffice.org_project/413m1$Build-9783</meta:generator>
    <meta:document-statistic meta:table-count="3" meta:cell-count="348" meta:object-count="0"/>
  </office:meta>
</office:document-meta>
</file>